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cedb8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7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cedb8" style:language-complex="ar" style:country-complex="SA"/>
    </style:style>
    <style:style style:name="P38" style:family="paragraph" style:parent-style-name="Text_20_body" style:list-style-name="L1">
      <style:text-properties style:font-name="Arial" fo:font-size="11pt" fo:font-weight="normal" officeooo:rsid="010891a0" officeooo:paragraph-rsid="010891a0" style:font-size-asian="11pt" style:font-weight-asian="normal" style:font-size-complex="11pt" style:font-weight-complex="normal"/>
    </style:style>
    <style:style style:name="P39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40" style:family="paragraph" style:parent-style-name="Text_20_body" style:list-style-name="L1">
      <style:text-properties style:font-name="Arial" fo:font-size="11pt" fo:font-weight="normal" officeooo:rsid="010df4bc" officeooo:paragraph-rsid="010df4bc" style:font-size-asian="11pt" style:font-weight-asian="normal" style:font-size-complex="11pt" style:font-weight-complex="normal"/>
    </style:style>
    <style:style style:name="P41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2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cedb8" style:language-complex="ar" style:country-complex="SA"/>
    </style:style>
    <style:style style:name="P43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b728a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10cf7da" fo:background-color="transparent" loext:char-shading-value="0" style:font-size-asian="24pt" style:font-size-complex="24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10891a0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d5d910" style:font-style-asian="normal" style:font-style-complex="normal"/>
    </style:style>
    <style:style style:name="T24" style:family="text">
      <style:text-properties fo:font-style="normal" officeooo:rsid="010891a0" style:font-style-asian="normal" style:font-style-complex="normal"/>
    </style:style>
    <style:style style:name="T25" style:family="text">
      <style:text-properties officeooo:rsid="010368d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1054ebd" style:font-weight-asian="bold" style:font-weight-complex="bold"/>
    </style:style>
    <style:style style:name="T28" style:family="text">
      <style:text-properties fo:font-weight="bold" officeooo:rsid="01099e5b" style:font-weight-asian="bold" style:font-weight-complex="bold"/>
    </style:style>
    <style:style style:name="T29" style:family="text">
      <style:text-properties officeooo:rsid="010891a0"/>
    </style:style>
    <style:style style:name="T30" style:family="text">
      <style:text-properties officeooo:rsid="010df4bc"/>
    </style:style>
    <style:style style:name="T31" style:family="text">
      <style:text-properties officeooo:rsid="010fd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2">CFG</text:span><text:span text:style-name="T10">S Administració de Sistemes Informàtics</text:span></text:p>
      <text:p text:style-name="P34">CFGS Desenvolupament d'Aplicacions Multiplataforma</text:p>
      <text:h text:style-name="P42" text:outline-level="1"><text:span text:style-name="T10">CFGS Desenvolupament d'Aplicacions </text:span><text:span text:style-name="T11">Web</text:span></text:h>
      <text:h text:style-name="P42" text:outline-level="1"><text:span text:style-name="T15">Mòdul 3</text:span><text:span text:style-name="T14"> – Programació bàsica</text:span></text:h>
      <text:h text:style-name="P43" text:outline-level="1">UF2 – <text:span text:style-name="T16">Programació modular</text:span></text:h>
      <text:p text:style-name="P33"><text:span text:style-name="T17">Informe de lliurament </text:span><text:span text:style-name="T18">A50</text:span><text:span text:style-name="T19">2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5">àgiu</text:span> de lliurar diversos fitxers, comprimiu-los tots en un format <text:span text:style-name="T20">ZIP</text:span><text:span text:style-name="T22"> </text:span><text:span text:style-name="T23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41" text:outline-level="1"><text:bookmark-end text:name="__DdeLink__3243_1392924193"/></text:h>
      <text:p text:style-name="P13">Contesta:</text:p>
      <text:list xml:id="list3150994017188515926" text:style-name="L1">
        <text:list-item>
          <text:p text:style-name="P38">Puntua de zero a deu l'estructura de dades que has implementat tenint en compte les valoracions i els criteris descrits. Zero implica que no has <text:span text:style-name="T30">aconseguit dissenyar l'estructura de dades seguint els </text:span>criteri<text:span text:style-name="T30">s</text:span> i valoració <text:span text:style-name="T30">donades. D</text:span>eu implica que <text:span text:style-name="T30">has aconseguit tenir-los tots </text:span>en compte.</text:p>
          <text:p text:style-name="P38"/>
        </text:list-item>
        <text:list-item>
          <text:p text:style-name="P40">Has aconseguit implementar les funcions proposades <text:s/>del gestor de dades? Quines t'ha resultat difícils o impossibles d'implementar?</text:p>
        </text:list-item>
      </text:list>
      <text:p text:style-name="P14"/>
      <text:p text:style-name="P14"/>
      <text:list xml:id="list115651740431667" text:continue-numbering="true" text:style-name="L1">
        <text:list-item>
          <text:p text:style-name="P40">Escriu aquí la declaració (nom, paràmetres i retorn) de les funcions <text:span text:style-name="T31">que hagis implementat al gestor de dades . </text:span></text:p>
        </text:list-item>
      </text:list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6">Creus que aquesta activitat t'ha </text:span><text:span text:style-name="T27">facilitat la realització </text:span><text:span text:style-name="T28">de l'estructura de dades i les funcions bàsiques, del gestor de dades i biblioteques genèriques?</text:span></text:p>
      <text:list xml:id="list156169080904885154" text:style-name="L2">
        <text:list-item>
          <text:p text:style-name="P35">M'ha ajudat molt</text:p>
        </text:list-item>
        <text:list-item>
          <text:p text:style-name="P35">M'ha ajudat</text:p>
        </text:list-item>
        <text:list-item>
          <text:p text:style-name="P35">No m'ha ajudat gaire</text:p>
        </text:list-item>
        <text:list-item>
          <text:p text:style-name="P36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b728a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3</text:span></text:p>
                  </table:table-cell>
                  <table:table-cell table:style-name="Taula1.A1" office:value-type="string">
                    <text:p text:style-name="MP6">Activitat <text:span text:style-name="MT5">A503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8</meta:editing-cycles>
    <meta:editing-duration>P5DT6H24M11S</meta:editing-duration>
    <dc:date>2016-08-10T11:56:49.638464983</dc:date>
    <dc:creator>Josep Bornas</dc:creator>
    <meta:document-statistic meta:table-count="2" meta:image-count="3" meta:object-count="0" meta:page-count="1" meta:paragraph-count="36" meta:word-count="247" meta:character-count="1607" meta:non-whitespace-character-count="1397"/>
    <meta:user-defined meta:name="Info 1"/>
    <meta:user-defined meta:name="Info 2"/>
    <meta:user-defined meta:name="Info 3"/>
    <meta:user-defined meta:name="Info 4"/>
  </office:meta>
</office:document-meta>
</file>